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58d" officeooo:paragraph-rsid="000db5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ientificCalculator.apxc</text:p>
      <text:p text:style-name="P1"/>
      <text:p text:style-name="P1">public class ScientificCalculator{</text:p>
      <text:p text:style-name="P1"><text:s text:c="4"/></text:p>
      <text:p text:style-name="P1"><text:s text:c="4"/>// Method to perform Addition</text:p>
      <text:p text:style-name="P1"><text:s text:c="4"/>public static Decimal addition(Decimal num1, Decimal num2) {</text:p>
      <text:p text:style-name="P1"><text:s text:c="8"/>return num1 + num2;</text:p>
      <text:p text:style-name="P1"><text:s text:c="4"/>}</text:p>
      <text:p text:style-name="P1"/>
      <text:p text:style-name="P1"><text:s text:c="4"/>// Method to perform subtraction</text:p>
      <text:p text:style-name="P1"><text:s text:c="4"/>public static Decimal subtraction(Decimal num1, Decimal num2) {</text:p>
      <text:p text:style-name="P1"><text:s text:c="8"/>return num1 - num2;</text:p>
      <text:p text:style-name="P1"><text:s text:c="4"/>}</text:p>
      <text:p text:style-name="P1"><text:s text:c="4"/></text:p>
      <text:p text:style-name="P1"><text:s text:c="4"/>// Method to perform multiplication</text:p>
      <text:p text:style-name="P1"><text:s text:c="4"/>public static Decimal Multiplication(Decimal num1, Decimal num2) {</text:p>
      <text:p text:style-name="P1"><text:s text:c="8"/>return num1 * num2;</text:p>
      <text:p text:style-name="P1"><text:s text:c="4"/>}</text:p>
      <text:p text:style-name="P1"><text:s text:c="4"/></text:p>
      <text:p text:style-name="P1"><text:s text:c="4"/>// Method to perform Division</text:p>
      <text:p text:style-name="P1"><text:s text:c="4"/>public static Decimal Division(Decimal num1, Decimal num2) {</text:p>
      <text:p text:style-name="P1"><text:s text:c="8"/>return num1 / num2;</text:p>
      <text:p text:style-name="P1"><text:s text:c="4"/>}</text:p>
      <text:p text:style-name="P1"/>
      <text:p text:style-name="P1"><text:s text:c="4"/>// Method to calculate sine</text:p>
      <text:p text:style-name="P1"><text:s text:c="4"/>public static Decimal sine(Decimal angle) {</text:p>
      <text:p text:style-name="P1"><text:s text:c="8"/>return Math.sin(angle);</text:p>
      <text:p text:style-name="P1"><text:s text:c="4"/>}</text:p>
      <text:p text:style-name="P1"/>
      <text:p text:style-name="P1"><text:s text:c="4"/>// Method to calculate cosine</text:p>
      <text:p text:style-name="P1"><text:s text:c="4"/>public static Decimal cosine(Decimal angle) {</text:p>
      <text:p text:style-name="P1"><text:s text:c="8"/>return Math.cos(angle);</text:p>
      <text:p text:style-name="P1"><text:s text:c="4"/>}</text:p>
      <text:p text:style-name="P1"/>
      <text:p text:style-name="P1"><text:s text:c="4"/>// Method to calculate tangent</text:p>
      <text:p text:style-name="P1"><text:s text:c="4"/>public static Decimal tangent(Decimal angle) {</text:p>
      <text:p text:style-name="P1"><text:s text:c="8"/>return Math.tan(angle);</text:p>
      <text:p text:style-name="P1"><text:s text:c="4"/>}</text:p>
      <text:p text:style-name="P1"/>
      <text:p text:style-name="P1"><text:s text:c="4"/>// Method to calculate square root</text:p>
      <text:p text:style-name="P1"><text:s text:c="4"/>public static Decimal squareRoot(Decimal input) {</text:p>
      <text:p text:style-name="P1"><text:s text:c="8"/>return Math.sqrt(input);</text:p>
      <text:p text:style-name="P1"><text:s text:c="4"/>}</text:p>
      <text:p text:style-name="P1"/>
      <text:p text:style-name="P1"><text:s text:c="4"/>// Method to calculate natural logarithm</text:p>
      <text:p text:style-name="P1"><text:s text:c="4"/>public static Decimal naturalLogarithm(Decimal input) {</text:p>
      <text:p text:style-name="P1"><text:s text:c="8"/>return Math.log(input);</text:p>
      <text:p text:style-name="P1"><text:s text:c="4"/>}</text:p>
      <text:p text:style-name="P1"/>
      <text:p text:style-name="P1"><text:s text:c="4"/>// Method to calculate base 10 logarithm</text:p>
      <text:p text:style-name="P1"><text:s text:c="4"/>public static Decimal log10(Decimal input) {</text:p>
      <text:p text:style-name="P1"><text:s text:c="8"/>return Math.log10(input);</text:p>
      <text:p text:style-name="P1"><text:soft-page-break/><text:s text:c="4"/>}</text:p>
      <text:p text:style-name="P1"/>
      <text:p text:style-name="P1"><text:s text:c="4"/>// Method to calculate power</text:p>
      <text:p text:style-name="P1"><text:s text:c="4"/>public static Decimal power(Decimal base, Decimal exponent) {</text:p>
      <text:p text:style-name="P1"><text:s text:c="8"/>return Decimal.valueOf(Math.pow(base.doubleValue(), exponent.doubleValue()));</text:p>
      <text:p text:style-name="P1"><text:s text:c="4"/>}</text:p>
      <text:p text:style-name="P1"/>
      <text:p text:style-name="P1"><text:s text:c="4"/>// Method to calculate absolute value</text:p>
      <text:p text:style-name="P1"><text:s text:c="4"/>public static Decimal absolute(Decimal input) {</text:p>
      <text:p text:style-name="P1"><text:s text:c="8"/>return Math.abs(input);</text:p>
      <text:p text:style-name="P1"><text:s text:c="4"/>}</text:p>
      <text:p text:style-name="P1"/>
      <text:p text:style-name="P1"><text:s text:c="4"/>// Method to calculate factorial</text:p>
      <text:p text:style-name="P1"><text:s text:c="4"/>public static Decimal factorial(Decimal input) {</text:p>
      <text:p text:style-name="P1"><text:s text:c="8"/>Decimal result = 1;</text:p>
      <text:p text:style-name="P1"><text:s text:c="8"/>for (Integer i = 2; i &lt;= input.intValue(); i++) {</text:p>
      <text:p text:style-name="P1"><text:s text:c="12"/>result *= i;</text:p>
      <text:p text:style-name="P1"><text:s text:c="8"/>}</text:p>
      <text:p text:style-name="P1"><text:s text:c="8"/>return result;</text:p>
      <text:p text:style-name="P1"><text:s text:c="4"/>}</text:p>
      <text:p text:style-name="P1"/>
      <text:p text:style-name="P1"><text:s text:c="4"/>// Method to calculate exponentiation</text:p>
      <text:p text:style-name="P1"><text:s text:c="4"/>public static Decimal exponentiation(Decimal base, Decimal exponent) {</text:p>
      <text:p text:style-name="P1"><text:s text:c="8"/>return Decimal.valueOf(Math.exp(exponent.doubleValue() * Math.log(base.doubleValue())));</text:p>
      <text:p text:style-name="P1"><text:s text:c="4"/>}</text:p>
      <text:p text:style-name="P1">}</text:p>
      <text:p text:style-name="P1"/>
      <text:p text:style-name="P1">ScientificCalculatorController.apxc</text:p>
      <text:p text:style-name="P1"/>
      <text:p text:style-name="P1">public class ScientificCalculatorController {</text:p>
      <text:p text:style-name="P1"><text:s text:c="4"/>public Decimal inputValue1 { get; set; }</text:p>
      <text:p text:style-name="P1"><text:s text:c="4"/>public Decimal inputValue2 { get; set; }</text:p>
      <text:p text:style-name="P1"><text:s text:c="4"/>public String selectedFunction { get; set; }</text:p>
      <text:p text:style-name="P1"><text:s text:c="4"/>public Decimal result { get; set; }</text:p>
      <text:p text:style-name="P1"/>
      <text:p text:style-name="P1"><text:s text:c="4"/>public void performCalculation() {</text:p>
      <text:p text:style-name="P1"><text:s text:c="8"/>if(selectedFunction == 'Addition') {</text:p>
      <text:p text:style-name="P1"><text:s text:c="12"/>result = ScientificCalculator.addition(inputValue1, inputValue2);</text:p>
      <text:p text:style-name="P1"><text:s text:c="8"/>} else if(selectedFunction == 'Subtraction') {</text:p>
      <text:p text:style-name="P1"><text:s text:c="12"/>result = ScientificCalculator.subtraction(inputValue1, inputValue2);</text:p>
      <text:p text:style-name="P1"><text:s text:c="8"/>} else if(selectedFunction == 'Multiplication') {</text:p>
      <text:p text:style-name="P1"><text:s text:c="12"/>result = ScientificCalculator.multiplication(inputValue1, inputValue2);</text:p>
      <text:p text:style-name="P1"><text:s text:c="8"/>} else if(selectedFunction == 'Division') {</text:p>
      <text:p text:style-name="P1"><text:s text:c="12"/>result = ScientificCalculator.division(inputValue1, inputValue2);</text:p>
      <text:p text:style-name="P1"><text:s text:c="8"/>} else if(selectedFunction == 'Sine') {</text:p>
      <text:p text:style-name="P1"><text:s text:c="12"/>result = ScientificCalculator.sine(inputValue1);</text:p>
      <text:p text:style-name="P1"><text:s text:c="8"/>} else if(selectedFunction == 'Cosine') {</text:p>
      <text:p text:style-name="P1"><text:s text:c="12"/>result = ScientificCalculator.cosine(inputValue1);</text:p>
      <text:p text:style-name="P1"><text:s text:c="8"/>} else if(selectedFunction == 'Tangent') {</text:p>
      <text:p text:style-name="P1"><text:s text:c="12"/>result = ScientificCalculator.tangent(inputValue1);</text:p>
      <text:p text:style-name="P1"><text:s text:c="8"/>} else if(selectedFunction == 'Square Root') {</text:p>
      <text:p text:style-name="P1"><text:s text:c="12"/>result = ScientificCalculator.squareRoot(inputValue1);</text:p>
      <text:p text:style-name="P1"><text:soft-page-break/><text:s text:c="8"/>} else if(selectedFunction == 'Natural Logarithm') {</text:p>
      <text:p text:style-name="P1"><text:s text:c="12"/>result = ScientificCalculator.naturalLogarithm(inputValue1);</text:p>
      <text:p text:style-name="P1"><text:s text:c="8"/>} else if(selectedFunction == 'Log10') {</text:p>
      <text:p text:style-name="P1"><text:s text:c="12"/>result = ScientificCalculator.log10(inputValue1);</text:p>
      <text:p text:style-name="P1"><text:s text:c="8"/>} else if(selectedFunction == 'Power') {</text:p>
      <text:p text:style-name="P1"><text:s text:c="12"/>result = ScientificCalculator.power(inputValue1, inputValue2);</text:p>
      <text:p text:style-name="P1"><text:s text:c="8"/>} else if(selectedFunction == 'Absolute') {</text:p>
      <text:p text:style-name="P1"><text:s text:c="12"/>result = ScientificCalculator.absolute(inputValue1);</text:p>
      <text:p text:style-name="P1"><text:s text:c="8"/>} else if(selectedFunction == 'Factorial') {</text:p>
      <text:p text:style-name="P1"><text:s text:c="12"/>result = ScientificCalculator.factorial(inputValue1);</text:p>
      <text:p text:style-name="P1"><text:s text:c="8"/>} else if(selectedFunction == 'Exponentiation') {</text:p>
      <text:p text:style-name="P1"><text:s text:c="12"/>result = ScientificCalculator.exponentiation(inputValue1, inputValue2);</text:p>
      <text:p text:style-name="P1"><text:s text:c="8"/>}</text:p>
      <text:p text:style-name="P1"><text:s text:c="4"/>}</text:p>
      <text:p text:style-name="P1">}</text:p>
      <text:p text:style-name="P1"/>
      <text:p text:style-name="P1">ScientificCalculator.vfp</text:p>
      <text:p text:style-name="P1"/>
      <text:p text:style-name="P1">&lt;apex:page controller="ScientificCalculatorController"&gt;</text:p>
      <text:p text:style-name="P1"><text:s text:c="4"/>&lt;apex:form&gt;</text:p>
      <text:p text:style-name="P1"><text:s text:c="8"/>&lt;apex:pageBlock title="Scientific Calculator"&gt;</text:p>
      <text:p text:style-name="P1"><text:s text:c="12"/>&lt;apex:pageBlockSection&gt;</text:p>
      <text:p text:style-name="P1"><text:s text:c="16"/>&lt;apex:inputText value="{!inputValue1}" label="Enter Value 1"/&gt;</text:p>
      <text:p text:style-name="P1"><text:s text:c="16"/>&lt;apex:inputText value="{!inputValue2}" label="Enter Value 2"/&gt;</text:p>
      <text:p text:style-name="P1"><text:s text:c="16"/>&lt;apex:selectList value="{!selectedFunction}" label="Select Function"&gt;</text:p>
      <text:p text:style-name="P1"><text:s text:c="20"/>&lt;apex:selectOption itemValue="Addition" itemLabel="Addition"/&gt;</text:p>
      <text:p text:style-name="P1"><text:s text:c="20"/>&lt;apex:selectOption itemValue="Subtraction" itemLabel="Subtraction"/&gt;</text:p>
      <text:p text:style-name="P1"><text:s text:c="20"/>&lt;apex:selectOption itemValue="multiplication" itemLabel="multiplication"/&gt;</text:p>
      <text:p text:style-name="P1"><text:s text:c="20"/>&lt;apex:selectOption itemValue="Division" itemLabel="Division"/&gt;</text:p>
      <text:p text:style-name="P1"><text:s text:c="20"/>&lt;apex:selectOption itemValue="sine" itemLabel="sine"/&gt;</text:p>
      <text:p text:style-name="P1"><text:s text:c="20"/>&lt;apex:selectOption itemValue="cosine" itemLabel="cosine"/&gt;</text:p>
      <text:p text:style-name="P1"><text:s text:c="20"/>&lt;apex:selectOption itemValue="tangent" itemLabel="tangent"/&gt;</text:p>
      <text:p text:style-name="P1"><text:s text:c="20"/>&lt;apex:selectOption itemValue="squareRoot" itemLabel="squareRoot"/&gt;</text:p>
      <text:p text:style-name="P1"><text:s text:c="20"/>&lt;apex:selectOption itemValue="naturalLogarithm" itemLabel="naturalLogarithm"/&gt;</text:p>
      <text:p text:style-name="P1"><text:s text:c="20"/>&lt;apex:selectOption itemValue="log10" itemLabel="log10"/&gt;</text:p>
      <text:p text:style-name="P1"><text:s text:c="20"/>&lt;apex:selectOption itemValue="power" itemLabel="power"/&gt;</text:p>
      <text:p text:style-name="P1"><text:s text:c="20"/>&lt;apex:selectOption itemValue="absolute" itemLabel="absolute"/&gt;</text:p>
      <text:p text:style-name="P1"><text:s text:c="20"/>&lt;apex:selectOption itemValue="factorial" itemLabel="factorial"/&gt;</text:p>
      <text:p text:style-name="P1"><text:s text:c="20"/>&lt;apex:selectOption itemValue="exponentiation" itemLabel="exponentiation"/&gt;</text:p>
      <text:p text:style-name="P1"><text:s text:c="16"/>&lt;/apex:selectList&gt;</text:p>
      <text:p text:style-name="P1"><text:s text:c="16"/>&lt;apex:commandButton value="Calculate" action="{!performCalculation}"/&gt;</text:p>
      <text:p text:style-name="P1"><text:s text:c="12"/>&lt;/apex:pageBlockSection&gt;</text:p>
      <text:p text:style-name="P1"><text:s text:c="12"/>&lt;apex:pageBlockSection rendered="{!result != null}"&gt;</text:p>
      <text:p text:style-name="P1"><text:s text:c="16"/>&lt;apex:outputText value="Result: {!result}"/&gt;</text:p>
      <text:p text:style-name="P1"><text:s text:c="12"/>&lt;/apex:pageBlockSection&gt;</text:p>
      <text:p text:style-name="P1"><text:s text:c="8"/>&lt;/apex:pageBlock&gt;</text:p>
      <text:p text:style-name="P1"><text:s text:c="4"/>&lt;/apex:form&gt;</text:p>
      <text:p text:style-name="P1">&lt;/apex:pag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9T14:18:32.689553715</meta:creation-date>
    <dc:date>2024-04-19T14:20:15.652626806</dc:date>
    <meta:editing-duration>PT1M43S</meta:editing-duration>
    <meta:editing-cycles>1</meta:editing-cycles>
    <meta:document-statistic meta:table-count="0" meta:image-count="0" meta:object-count="0" meta:page-count="3" meta:paragraph-count="135" meta:word-count="499" meta:character-count="6102" meta:non-whitespace-character-count="4647"/>
    <meta:generator>LibreOffice/6.0.7.3$Linux_X86_64 LibreOffice_project/00m0$Build-3</meta:generator>
  </office:meta>
</office:document-meta>
</file>